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Excel_32_Built-in_32_Comma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3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2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2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2">
            <text:p>Obligaciones por Beneficios Definid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2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2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5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number-columns-spanned="1" table:number-rows-spanned="2" table:style-name="ce67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8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9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08-31T00:00:00" table:style-name="ce9">
            <text:p>31-ago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0"/>
          <table:table-cell table:style-name="ce11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BS017</text:p>
          </table:table-cell>
          <table:table-cell office:value-type="string" table:style-name="ce19">
            <text:p>PROV. JUB. PATRONAL MAYOR A 10 AÑOS</text:p>
          </table:table-cell>
          <table:table-cell table:style-name="ce20"/>
          <table:table-cell office:value-type="float" office:value="15857.78" table:style-name="ce21">
            <text:p>15.858</text:p>
          </table:table-cell>
          <table:table-cell office:value-type="float" office:value="0" table:style-name="ce22">
            <text:p>0</text:p>
          </table:table-cell>
          <table:table-cell office:value-type="float" office:value="1900.81" table:style-name="ce23">
            <text:p>1.901</text:p>
          </table:table-cell>
          <table:table-cell office:value-type="float" office:value="17758.59" table:formula="of:=[.D10]-[.E10]+[.F10]" table:style-name="ce24">
            <text:p>17.759</text:p>
          </table:table-cell>
          <table:table-cell office:value-type="string" table:style-name="ce18">
            <text:p>BS017</text:p>
          </table:table-cell>
          <table:table-cell office:value-type="string" table:style-name="ce19">
            <text:p>PROV. JUB. PATRONAL MAYOR A 10 AÑOS</text:p>
          </table:table-cell>
          <table:table-cell office:value-type="float" office:value="15857.78" table:style-name="ce25">
            <text:p>15.858</text:p>
          </table:table-cell>
          <table:table-cell office:value-type="float" office:value="1900.8099999999995" table:formula="of:=+[.G10]-[.J10]" table:style-name="ce26">
            <text:p>1901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BS018</text:p>
          </table:table-cell>
          <table:table-cell office:value-type="string" table:style-name="ce19">
            <text:p>PROV. JUB. PATRONAL MENOR A 10 AÑOS</text:p>
          </table:table-cell>
          <table:table-cell table:style-name="ce27"/>
          <table:table-cell office:value-type="float" office:value="6957.81" table:style-name="ce23">
            <text:p>6.958</text:p>
          </table:table-cell>
          <table:table-cell office:value-type="float" office:value="0" table:style-name="ce22">
            <text:p>0</text:p>
          </table:table-cell>
          <table:table-cell office:value-type="float" office:value="587.11" table:style-name="ce23">
            <text:p>587</text:p>
          </table:table-cell>
          <table:table-cell office:value-type="float" office:value="7544.92" table:formula="of:=[.D11]-[.E11]+[.F11]" table:style-name="ce24">
            <text:p>7.545</text:p>
          </table:table-cell>
          <table:table-cell office:value-type="string" table:style-name="ce18">
            <text:p>BS018</text:p>
          </table:table-cell>
          <table:table-cell office:value-type="string" table:style-name="ce19">
            <text:p>PROV. JUB. PATRONAL MENOR A 10 AÑOS</text:p>
          </table:table-cell>
          <table:table-cell office:value-type="float" office:value="6957.81" table:style-name="ce23">
            <text:p>6.958</text:p>
          </table:table-cell>
          <table:table-cell office:value-type="float" office:value="587.10999999999967" table:formula="of:=+[.G11]-[.J11]" table:style-name="ce26">
            <text:p>587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BS019</text:p>
          </table:table-cell>
          <table:table-cell office:value-type="string" table:style-name="ce19">
            <text:p>PROV. BONIFICACION POR DESAHUCIO</text:p>
          </table:table-cell>
          <table:table-cell table:style-name="ce27"/>
          <table:table-cell office:value-type="float" office:value="18816.259999999998" table:style-name="ce23">
            <text:p>18.816</text:p>
          </table:table-cell>
          <table:table-cell office:value-type="float" office:value="0" table:style-name="ce22">
            <text:p>0</text:p>
          </table:table-cell>
          <table:table-cell office:value-type="float" office:value="2311.1" table:style-name="ce23">
            <text:p>2.311</text:p>
          </table:table-cell>
          <table:table-cell office:value-type="float" office:value="21127.359999999997" table:formula="of:=[.D12]-[.E12]+[.F12]" table:style-name="ce24">
            <text:p>21.127</text:p>
          </table:table-cell>
          <table:table-cell office:value-type="string" table:style-name="ce18">
            <text:p>BS019</text:p>
          </table:table-cell>
          <table:table-cell office:value-type="string" table:style-name="ce19">
            <text:p>PROV. BONIFICACION POR DESAHUCIO</text:p>
          </table:table-cell>
          <table:table-cell office:value-type="float" office:value="18816.259999999998" table:style-name="ce23">
            <text:p>18.816</text:p>
          </table:table-cell>
          <table:table-cell office:value-type="float" office:value="2311.0999999999985" table:formula="of:=+[.G12]-[.J12]" table:style-name="ce26">
            <text:p>2311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7"/>
          <table:table-cell table:style-name="ce23"/>
          <table:table-cell table:style-name="ce22"/>
          <table:table-cell table:style-name="ce23"/>
          <table:table-cell office:value-type="float" office:value="0" table:formula="of:=[.D13]+[.E13]-[.F13]" table:style-name="ce24">
            <text:p>0</text:p>
          </table:table-cell>
          <table:table-cell table:style-name="ce18"/>
          <table:table-cell table:style-name="ce19"/>
          <table:table-cell table:style-name="ce23"/>
          <table:table-cell office:value-type="float" office:value="0" table:formula="of:=+[.G13]-[.J13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3" table:style-name="ce31"/>
          <table:table-cell table:style-name="ce32"/>
          <table:table-cell table:style-name="ce28"/>
          <table:table-cell table:style-name="ce29"/>
          <table:table-cell table:style-name="ce33"/>
          <table:table-cell table:style-name="ce34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5"/>
          <table:table-cell office:value-type="string" table:style-name="ce36">
            <text:p>Total</text:p>
          </table:table-cell>
          <table:table-cell table:style-name="ce36"/>
          <table:table-cell office:value-type="float" office:value="41631.85" table:formula="of:=SUM([.D9:.D14])" table:style-name="ce37">
            <text:p>41.632</text:p>
          </table:table-cell>
          <table:table-cell office:value-type="float" office:value="0" table:formula="of:=SUM([.E9:.E14])" table:style-name="ce37">
            <text:p>0</text:p>
          </table:table-cell>
          <table:table-cell office:value-type="float" office:value="4799.0200000000004" table:formula="of:=SUM([.F9:.F14])" table:style-name="ce37">
            <text:p>4.799</text:p>
          </table:table-cell>
          <table:table-cell office:value-type="float" office:value="46430.869999999995" table:formula="of:=SUM([.G9:.G14])" table:style-name="ce37">
            <text:p>46.431</text:p>
          </table:table-cell>
          <table:table-cell table:number-columns-repeated="2" table:style-name="ce38"/>
          <table:table-cell office:value-type="float" office:value="41631.85" table:formula="of:=SUM([.J9:.J14])" table:style-name="ce37">
            <text:p>41.632</text:p>
          </table:table-cell>
          <table:table-cell office:value-type="float" office:value="4799.0199999999977" table:formula="of:=SUM([.K9:.K14])" table:style-name="ce39">
            <text:p>4799<text:s/></text:p>
          </table:table-cell>
          <table:table-cell table:style-name="ce40"/>
          <table:table-cell table:number-columns-repeated="16372" table:style-name="ce41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2"/>
          <table:table-cell office:value-type="string" table:style-name="ce43">
            <text:p>Saldo al</text:p>
          </table:table-cell>
          <table:table-cell office:value-type="string" table:style-name="ce44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45">
            <text:p>Nota a los estados financieros:</text:p>
          </table:table-cell>
          <table:table-cell table:style-name="ce45"/>
          <table:table-cell office:value-type="date" office:date-value="2021-12-31T00:00:00" table:style-name="ce46">
            <text:p>31/12/2021</text:p>
          </table:table-cell>
          <table:table-cell office:value-type="date" office:date-value="2020-12-31T00:00:00" table:style-name="ce47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48"/>
          <table:table-cell table:style-name="ce49"/>
          <table:table-cell table:style-name="ce50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1">
            <text:p>Jubilación Patronal</text:p>
          </table:table-cell>
          <table:table-cell table:style-name="ce51"/>
          <table:table-cell office:value-type="float" office:value="25303.510000000002" table:formula="of:=SUM([.G10:.G11])" table:style-name="ce52">
            <text:p>25.304</text:p>
          </table:table-cell>
          <table:table-cell office:value-type="float" office:value="22815.59" table:formula="of:=SUM([.J10:.J11])" table:style-name="ce52">
            <text:p>22.81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1">
            <text:p>Bonificación por Desahucio</text:p>
          </table:table-cell>
          <table:table-cell table:style-name="ce51"/>
          <table:table-cell office:value-type="float" office:value="21127.359999999997" table:formula="of:=[.G12]" table:style-name="ce52">
            <text:p>21.127</text:p>
          </table:table-cell>
          <table:table-cell office:value-type="float" office:value="18816.259999999998" table:formula="of:=[.J12]" table:style-name="ce52">
            <text:p>18.81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1"/>
          <table:table-cell table:number-columns-repeated="2" table:style-name="ce53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4">
            <text:p>Total</text:p>
          </table:table-cell>
          <table:table-cell table:style-name="ce55"/>
          <table:table-cell office:value-type="float" office:value="46430.869999999995" table:formula="of:=+SUM([.D20:.D22])" table:style-name="ce37">
            <text:p>46.431</text:p>
          </table:table-cell>
          <table:table-cell office:value-type="float" office:value="41631.85" table:formula="of:=+SUM([.E20:.E22])" table:style-name="ce37">
            <text:p>41.632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56">
            <text:p>Fuente:</text:p>
          </table:table-cell>
          <table:table-cell table:number-columns-repeated="9" table:style-name="ce57"/>
          <table:table-cell table:style-name="ce58"/>
          <table:table-cell table:style-name="ce5"/>
          <table:table-cell table:number-columns-repeated="16372"/>
        </table:table-row>
        <table:table-row table:style-name="ro1">
          <table:table-cell office:value-type="string" table:style-name="ce59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style-name="ro1">
          <table:table-cell office:value-type="string" table:style-name="ce59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style-name="ro1">
          <table:table-cell table:style-name="ce59"/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style-name="ro1">
          <table:table-cell office:value-type="string" table:style-name="ce61">
            <text:p>Trabajo realizado:</text:p>
          </table:table-cell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59"/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style-name="ro1">
          <table:table-cell office:value-type="string" table:style-name="ce61">
            <text:p>Conclusiones:</text:p>
          </table:table-cell>
          <table:table-cell table:number-columns-repeated="9" table:style-name="ce5"/>
          <table:table-cell table:style-name="ce60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0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7P0"/>
    </number:number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21:59:43Z</dc:date>
    <meta:editing-cycles>7</meta:editing-cycles>
    <meta:editing-duration>PT3600S</meta:editing-duration>
  </office:meta>
</office:document-meta>
</file>